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itle">
      <style:paragraph-properties fo:line-height="100%"/>
    </style:style>
    <style:style style:name="P5" style:family="paragraph" style:parent-style-name="Text_20_body" style:list-style-name="L1">
      <style:paragraph-properties fo:line-height="100%"/>
    </style:style>
    <style:style style:name="P6" style:family="paragraph" style:parent-style-name="Text_20_body" style:list-style-name="L1">
      <style:paragraph-properties fo:line-height="100%"/>
      <style:text-properties officeooo:paragraph-rsid="00080ec9"/>
    </style:style>
    <style:style style:name="P7" style:family="paragraph" style:parent-style-name="Text_20_body" style:list-style-name="L1">
      <style:paragraph-properties fo:line-height="100%"/>
      <style:text-properties officeooo:paragraph-rsid="000f59e2"/>
    </style:style>
    <style:style style:name="P8" style:family="paragraph" style:parent-style-name="Text_20_body" style:list-style-name="L2">
      <style:paragraph-properties fo:line-height="100%"/>
      <style:text-properties officeooo:paragraph-rsid="000e4d93"/>
    </style:style>
    <style:style style:name="P9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7d3a3"/>
    </style:style>
    <style:style style:name="T3" style:family="text">
      <style:text-properties officeooo:rsid="00090c08"/>
    </style:style>
    <style:style style:name="T4" style:family="text">
      <style:text-properties officeooo:rsid="0009d7ca"/>
    </style:style>
    <style:style style:name="T5" style:family="text">
      <style:text-properties officeooo:rsid="000cfb2f"/>
    </style:style>
    <style:style style:name="T6" style:family="text">
      <style:text-properties officeooo:rsid="002e9d48"/>
    </style:style>
    <style:style style:name="T7" style:family="text">
      <style:text-properties officeooo:rsid="000ddc48"/>
    </style:style>
    <style:style style:name="T8" style:family="text">
      <style:text-properties officeooo:rsid="000e4d93"/>
    </style:style>
    <style:style style:name="T9" style:family="text">
      <style:text-properties officeooo:rsid="000f59e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imal OpenRISC System on Chip</text:p>
      <text:p text:style-name="P4">How To</text:p>
      <text:h text:style-name="Heading_20_1" text:outline-level="1">Compile Software</text:h>
      <text:list xml:id="list2048595531" text:style-name="L1">
        <text:list-item>
          <text:p text:style-name="P5">inside of sw/utils make clean, make all</text:p>
        </text:list-item>
        <text:list-item>
          <text:p text:style-name="P7">inside of sw/support make clean, make all</text:p>
        </text:list-item>
        <text:list-item>
          <text:p text:style-name="P7"><text:span text:style-name="T9">inside of sw/drivers make clean, make all</text:span></text:p>
        </text:list-item>
        <text:list-item>
          <text:p text:style-name="P5">inside of the target software (e.g. sw/uart) make clean, make all</text:p>
        </text:list-item>
      </text:list>
      <text:h text:style-name="Heading_20_1" text:outline-level="1">Simulation</text:h>
      <text:list xml:id="list778621776" text:continue-list="list2048595531" text:style-name="L1">
        <text:list-item text:start-value="1">
          <text:p text:style-name="P9">configure minsoc/rtl/verilog/adv_debug_sys/Hardware/adv_dbg_if/rtl/verilog/adbg_defines.v</text:p>
          <text:list>
            <text:list-item>
              <text:p text:style-name="P9">comment out, “`define DBG_JSP_SUPPORTED”</text:p>
            </text:list-item>
          </text:list>
        </text:list-item>
        <text:list-item>
          <text:p text:style-name="P5">command to start testbench and select firmware</text:p>
          <text:list>
            <text:list-item>
              <text:p text:style-name="P5">from minsoc/sim/run/</text:p>
              <text:list>
                <text:list-item>
                  <text:p text:style-name="P5">./generate_bench</text:p>
                </text:list-item>
                <text:list-item>
                  <text:p text:style-name="P5">./run_bench &lt;your_firmware.hex&gt;</text:p>
                  <text:list>
                    <text:list-item>
                      <text:p text:style-name="P5">./run_bench ../../sw/uart/uart-nocache-twobyte-sizefirst.hex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Synthesis</text:h>
      <text:list xml:id="list176576642" text:continue-list="list778621776" text:style-name="L1">
        <text:list-item text:start-value="1">
          <text:p text:style-name="P5">configure minsoc/rtl/verilog/minsoc_defines.v (recommended values for different devices under synthesis_examples.pdf)</text:p>
          <text:list>
            <text:list-item>
              <text:p text:style-name="P5">Select your FPGA device by uncommenting its manufacturer and commenting all other manufacturers. Select then your FPGA model by uncommenting it in case you have a Xilinx FPGA, for Altera comment all out. </text:p>
            </text:list-item>
            <text:list-item>
              <text:p text:style-name="P5">`define MEMORY_ADR_WIDTH 13 defines the amount of memory you get. The depth is defined by <draw:frame draw:style-name="fr1" draw:name="Object1" text:anchor-type="as-char" svg:width="1.102in" svg:height="0.2075in" draw:z-index="0"><draw:object xlink:href="./Object 1" xlink:type="simple" xlink:show="embed" xlink:actuate="onLoad"/><draw:image xlink:href="./ObjectReplacements/Object 1" xlink:type="simple" xlink:show="embed" xlink:actuate="onLoad"/></draw:frame>, since its data width is 32 bits, the amount in Bytes is 4 times its depth. (this is not allowed to be less than 12, 11 is the memory block address width)</text:p>
            </text:list-item>
          </text:list>
        </text:list-item>
      </text:list>
      <text:p text:style-name="P3"><text:tab/>(if you change from 13, check FAQ-&gt;How to adapt the firmware to my implementation?)</text:p>
      <text:list xml:id="list1548880397" text:continue-numbering="true" text:style-name="L1">
        <text:list-item>
          <text:list>
            <text:list-item>
              <text:p text:style-name="P5">choose a clock division for your global clock related to your design max speed by changing the definition: "`define CLOCK_DIVISOR 5". If you have an Altera device please use only even numbers for the division, odd numbers are going to be rounded down. </text:p>
            </text:list-item>
          </text:list>
        </text:list-item>
      </text:list>
      <text:p text:style-name="P1"><text:tab/><text:span text:style-name="T1">(if your resulting clock is not 25MHz, check FAQ-&gt;How to adapt the firmware to my implementation?)</text:span></text:p>
      <text:list xml:id="list1483530800" text:continue-numbering="true" text:style-name="L1">
        <text:list-item>
          <text:list>
            <text:list-item>
              <text:p text:style-name="P5">Define your RESET polarity: uncomment "`define POSITIVE_RESET" for an active high reset or "`define NEGATIVE_RESET" for an active low reset and comment the other. </text:p>
            </text:list-item>
          </text:list>
        </text:list-item>
        <text:list-item>
          <text:p text:style-name="P9"><text:soft-page-break/>configure minsoc/rtl/verilog/adv_debug_sys/Hardware/adv_dbg_if/rtl/verilog/adbg_defines.v</text:p>
          <text:list>
            <text:list-item>
              <text:p text:style-name="P9">comment out, “`define DBG_JSP_SUPPORTED”</text:p>
            </text:list-item>
          </text:list>
        </text:list-item>
        <text:list-item>
          <text:p text:style-name="P5">define user constrains for system pinout (edit minsoc/backend/yourboard.ucf file)</text:p>
        </text:list-item>
        <text:list-item>
          <text:p text:style-name="P5">create project in project manager (ISE, Quartus), include <text:span text:style-name="T2">all Verilog </text:span>files <text:span text:style-name="T2">under “minsoc/rtl/verilog” and subdirectories</text:span></text:p>
        </text:list-item>
        <text:list-item>
          <text:p text:style-name="P5">synthesize, P&amp;R and upload bitfile</text:p>
        </text:list-item>
      </text:list>
      <text:h text:style-name="Heading_20_1" text:outline-level="1">Software Upload and Debugging</text:h>
      <text:p text:style-name="P2">Upload software and debug for simulation and implementation using GDB</text:p>
      <text:list xml:id="list1328090790" text:continue-list="list1483530800" text:style-name="L1">
        <text:list-item text:start-value="1">
          <text:p text:style-name="P6">connect the cable to the selected JTAG TAP</text:p>
        </text:list-item>
        <text:list-item>
          <text:p text:style-name="P6">start adv_jtag_bridge</text:p>
          <text:list>
            <text:list-item>
              <text:p text:style-name="P5">cd ~/</text:p>
            </text:list-item>
            <text:list-item>
              <text:p text:style-name="P5">adv_jtag_bridge <text:span text:style-name="T3">&lt;</text:span>xpc3 <text:span text:style-name="T3">| </text:span>xess <text:span text:style-name="T3">| </text:span>usbblaster <text:span text:style-name="T3">| </text:span>xpc_usb <text:span text:style-name="T3">| </text:span>ft2232<text:span text:style-name="T3">&gt;</text:span></text:p>
            </text:list-item>
          </text:list>
        </text:list-item>
      </text:list>
      <text:list xml:id="list1360673091" text:style-name="L2">
        <text:list-item>
          <text:list>
            <text:list-item>
              <text:list>
                <text:list-item>
                  <text:p text:style-name="P8"><text:span text:style-name="T3">Note: if you run </text:span><text:span text:style-name="T4">it</text:span><text:span text:style-name="T3"> under Linux and </text:span><text:span text:style-name="T4">use cables </text:span><text:span text:style-name="T3">xpc3 </text:span><text:span text:style-name="T4">or xess</text:span><text:span text:style-name="T3">, you have to run as superuser. </text:span><text:span text:style-name="T4">You can </text:span><text:span text:style-name="T7">bypass</text:span><text:span text:style-name="T4"> that, check </text:span><text:span text:style-name="T5">out how </text:span><text:span text:style-name="T8">on </text:span><text:span text:style-name="T4">FAQ </text:span><text:span text:style-name="T8">under</text:span><text:span text:style-name="T4">, “</text:span><text:span text:style-name="T6">I'm running adv_jtag_bridge under Linux. </text:span><text:span text:style-name="T5">H</text:span><text:span text:style-name="T4">ow </text:span><text:span text:style-name="T6">do I use </text:span><text:span text:style-name="T4">adv_jtag_bridge with xpc3 or xess cables in non-privileged mode?”</text:span></text:p>
                </text:list-item>
              </text:list>
            </text:list-item>
          </text:list>
        </text:list-item>
      </text:list>
      <text:list xml:id="list492609885" text:continue-list="list1328090790" text:style-name="L1">
        <text:list-item>
          <text:list>
            <text:list-item>
              <text:p text:style-name="P5">Let the program running and open another terminal</text:p>
            </text:list-item>
          </text:list>
        </text:list-item>
        <text:list-item>
          <text:p text:style-name="P5">Open a terminal program (e.g. gtkterm) </text:p>
          <text:list>
            <text:list-item>
              <text:p text:style-name="P5">configure port to a serial port connected to your board</text:p>
            </text:list-item>
            <text:list-item>
              <text:p text:style-name="P5">configure bitrate to 115200</text:p>
            </text:list-item>
          </text:list>
        </text:list-item>
        <text:list-item>
          <text:p text:style-name="P5">start gdb, load firmware (example)</text:p>
          <text:list>
            <text:list-item>
              <text:p text:style-name="P5">cd minsoc/sw/uart</text:p>
            </text:list-item>
            <text:list-item>
              <text:p text:style-name="P5">or32-elf-gdb uart-nocache.or32</text:p>
            </text:list-item>
            <text:list-item>
              <text:p text:style-name="P5">target remote :9999</text:p>
            </text:list-item>
            <text:list-item>
              <text:p text:style-name="P5">load</text:p>
            </text:list-item>
            <text:list-item>
              <text:p text:style-name="P5">set $pc=0x100</text:p>
            </text:list-item>
            <text:list-item>
              <text:p text:style-name="P5">c</text:p>
            </text:list-item>
          </text:list>
        </text:list-item>
        <text:list-item>
          <text:p text:style-name="P5">Inside of gtkterm “Hello World.” should have appeared, if you press any key inside of gtkterm the processor will return the next alphabetical letter (press a, it returns b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.2in" fo:margin-top="0in" fo:margin-bottom="0.0835in" fo:text-align="justify" style:justify-single-word="false" fo:text-indent="0.2402in" style:auto-text-indent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2T14:30:08</meta:creation-date>
    <dc:date>2010-10-29T17:41:17</dc:date>
    <meta:editing-duration>PT26H17M45S</meta:editing-duration>
    <meta:editing-cycles>358</meta:editing-cycles>
    <meta:generator>OpenOffice.org/3.2$Linux OpenOffice.org_project/320m19$Build-9505</meta:generator>
    <meta:document-statistic meta:table-count="0" meta:image-count="0" meta:object-count="1" meta:page-count="2" meta:paragraph-count="47" meta:word-count="488" meta:character-count="31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2</math:mn>
      <math:mi math:fontstyle="italic">MEMORYADRWIDTH</math:mi>
    </math:msup>
    <math:annotation math:encoding="StarMath 5.0">2^MEMORYADRWIDTH</math:annotation>
  </math:semantics>
</math:math>
</file>